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A1000008CC2C5771C5628B23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4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Ubuntu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3" style:family="paragraph">
      <style:paragraph-properties style:writing-mode="lr-tb"/>
      <style:text-properties style:font-name="Open Sans"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style:writing-mode="lr-tb"/>
      <style:text-properties style:font-name="Open Sans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T1" style:family="text">
      <style:text-properties style:font-name="Ubuntu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style:font-name="Open Sans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846cm" svg:x="1.4cm" svg:y="0.52cm" presentation:class="title" presentation:user-transformed="true">
          <draw:text-box>
            <text:p text:style-name="P1"><text:span text:style-name="T1">bitcoin</text:span></text:p>
          </draw:text-box>
        </draw:frame>
        <draw:frame presentation:style-name="pr1" draw:text-style-name="P4" draw:layer="layout" svg:width="25.199cm" svg:height="3.46cm" svg:x="1.27cm" svg:y="3.832cm" presentation:class="title" presentation:user-transformed="true">
          <draw:text-box>
            <text:p text:style-name="P3"><text:span text:style-name="T2">Ancient Gree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7.981cm" svg:height="15.749cm" svg:x="0.004cm" svg:y="-0.015cm">
          <draw:image xlink:href="Pictures/1000020100000FA1000008CC2C5771C5628B233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1T13:04:31.699097347</meta:creation-date>
    <dc:date>2021-07-01T15:25:02.124278849</dc:date>
    <meta:editing-duration>PT1H46M1S</meta:editing-duration>
    <meta:editing-cycles>6</meta:editing-cycles>
    <meta:generator>LibreOffice/7.1.3.2$Linux_X86_64 LibreOffice_project/10$Build-2</meta:generator>
    <meta:document-statistic meta:object-count="30"/>
  </office:meta>
</office:document-meta>
</file>